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7-3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1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3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6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1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30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30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2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4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2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2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5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5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1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10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2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10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9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5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11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2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7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2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4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6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2-01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8-18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6-07-2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5-07-2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4-07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3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2-07-25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1-07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10-07-1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9-07-3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5-08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4-07-1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3-07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1-08-2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2000-08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9-09-20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5-1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202086035001</text:p>
          </table:table-cell>
          <table:table-cell office:value-type="string" calcext:value-type="string">
            <text:p>199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226" meta:object-count="0"/>
    <meta:user-defined meta:name="AppVersion">3.0</meta:user-defined>
  </office:meta>
</office:document-meta>
</file>